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b45" officeooo:paragraph-rsid="001bdb45"/>
    </style:style>
    <style:style style:name="P2" style:family="paragraph" style:parent-style-name="Standard">
      <style:text-properties fo:font-weight="bold" officeooo:rsid="001bdb45" officeooo:paragraph-rsid="001bdb45" style:font-weight-asian="bold" style:font-weight-complex="bold"/>
    </style:style>
    <style:style style:name="P3" style:family="paragraph" style:parent-style-name="Standard">
      <style:text-properties officeooo:rsid="001f1665" officeooo:paragraph-rsid="001f1665"/>
    </style:style>
    <style:style style:name="P4" style:family="paragraph" style:parent-style-name="Standard">
      <style:text-properties officeooo:rsid="001f402e" officeooo:paragraph-rsid="001f402e"/>
    </style:style>
    <style:style style:name="P5" style:family="paragraph" style:parent-style-name="Standard">
      <style:text-properties officeooo:rsid="001f402e" officeooo:paragraph-rsid="0020090d"/>
    </style:style>
    <style:style style:name="P6" style:family="paragraph" style:parent-style-name="Standard">
      <style:text-properties officeooo:rsid="0020b0e2" officeooo:paragraph-rsid="0020b0e2"/>
    </style:style>
    <style:style style:name="P7" style:family="paragraph" style:parent-style-name="Standard">
      <style:text-properties officeooo:rsid="0020b0e2" officeooo:paragraph-rsid="0020b0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8a3c"/>
    </style:style>
    <style:style style:name="T3" style:family="text">
      <style:text-properties officeooo:rsid="0020b0e2"/>
    </style:style>
    <style:style style:name="T4" style:family="text">
      <style:text-properties officeooo:rsid="00234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</text:p>
      <text:p text:style-name="P1"/>
      <text:p text:style-name="P5"><text:span text:style-name="T1">Functions</text:span> – this includes all important functions</text:p>
      <text:p text:style-name="P1"/>
      <text:p text:style-name="P6"><text:span text:style-name="T1">Derive_PL_clim</text:span> – all code that was used for the article about the derivation of the PL climatologies</text:p>
      <text:p text:style-name="P6">- <text:span text:style-name="T4">it includes a folder for the code treating the different datasets ERA-I and ASR</text:span></text:p>
      <text:p text:style-name="P6"/>
      <text:p text:style-name="P1"/>
      <text:p text:style-name="P1"/>
      <text:p text:style-name="P1"><text:span text:style-name="T1">AROME - </text:span><text:span text:style-name="T3">code that is used to analyse AROME output data</text:span></text:p>
      <text:p text:style-name="P1">main_AROME_exp.py – experiment a bit with different codes to plot fields from AA</text:p>
      <text:p text:style-name="P1"/>
      <text:p text:style-name="P1">main_AROME.py – from main_AROME_exp.py, this is excessible from Main_ASR-ERA-AA-WRF.py, but can also run by itself</text:p>
      <text:p text:style-name="P1"/>
      <text:p text:style-name="P1"/>
      <text:p text:style-name="P1"/>
      <text:p text:style-name="P2">WRF</text:p>
      <text:p text:style-name="P1">main_WRF_exp.py – some versions to plot different fields with WRF</text:p>
      <text:p text:style-name="P1"/>
      <text:p text:style-name="P1">main_WRF.py – from main_WRF_exp.py, this is excessible from Main_ASR-ERA-AA-WRF.py, but can also run by itself</text:p>
      <text:p text:style-name="P1"/>
      <text:p text:style-name="P1"/>
      <text:p text:style-name="P1"/>
      <text:p text:style-name="P1"><text:span text:style-name="T1">AAvsWRF</text:span> – project to compare the results of different model products</text:p>
      <text:p text:style-name="P1"/>
      <text:p text:style-name="P1">ASR-ERA_invest_2.py</text:p>
      <text:p text:style-name="P1"/>
      <text:p text:style-name="P1">main_ASR-ERA.py - from main_<text:span text:style-name="T2">ASR-ERA_invest</text:span>.py, this is excessible from Main_ASR-ERA-AA-WRF.py, but can also run by itself <text:s/>(maybe split it up)</text:p>
      <text:p text:style-name="P1"/>
      <text:p text:style-name="P1">Main_ASR-ERA-AA-WRF.py – master code to compare the products, it runs the main scripts of the different models.</text:p>
      <text:p text:style-name="P1"/>
      <text:p text:style-name="P4"/>
      <text:p text:style-name="P4"/>
      <text:p text:style-name="P1"/>
      <text:p text:style-name="P3"><text:span text:style-name="T1">Data_PL-Lists</text:span> – some small PL lists</text:p>
      <text:p text:style-name="P1"/>
      <text:p text:style-name="P3"><text:span text:style-name="T1">Tests</text:span> <text:s/>- some Code that for testing reasons, that could be of interes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2:56:54.503692321</meta:creation-date>
    <dc:date>2018-01-26T10:34:25.394205061</dc:date>
    <meta:editing-duration>P14DT11H47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63" meta:character-count="1106" meta:non-whitespace-character-count="948"/>
  </office:meta>
</office:document-meta>
</file>